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a3b2f" officeooo:paragraph-rsid="000a3b2f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a3b2f" officeooo:paragraph-rsid="000a3b2f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a3b2f" officeooo:paragraph-rsid="000a3b2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0607" officeooo:paragraph-rsid="000c060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9432" officeooo:paragraph-rsid="000c943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0607" officeooo:paragraph-rsid="000c060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9432" officeooo:paragraph-rsid="000c943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9432" officeooo:paragraph-rsid="000ed59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0a3b2f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none" fo:font-weight="bold" officeooo:rsid="000a3b2f" officeooo:paragraph-rsid="000a3b2f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none" fo:font-weight="bold" officeooo:rsid="000c0607" officeooo:paragraph-rsid="000c0607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style:text-underline-style="none" fo:font-weight="bold" officeooo:rsid="000c9432" officeooo:paragraph-rsid="000c9432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style:text-underline-style="none" fo:font-weight="bold" officeooo:rsid="000a3b2f" officeooo:paragraph-rsid="000a3b2f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bold" officeooo:rsid="000a3b2f" officeooo:paragraph-rsid="000a3b2f" style:font-size-asian="12pt" style:font-weight-asian="bold" style:font-size-complex="12pt" style:font-weight-complex="bold"/>
    </style:style>
    <style:style style:name="P15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bold" officeooo:rsid="000c0607" officeooo:paragraph-rsid="000c060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9432" officeooo:paragraph-rsid="000ed594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9432" officeooo:paragraph-rsid="000c943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bold" officeooo:rsid="000df1b5" officeooo:paragraph-rsid="000ed594" style:font-size-asian="12pt" style:font-weight-asian="bold" style:font-size-complex="12pt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style:text-underline-style="none" officeooo:rsid="000a3b2f" officeooo:paragraph-rsid="000a3b2f" style:font-size-asian="12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style:text-underline-style="none" officeooo:rsid="000a3b2f" officeooo:paragraph-rsid="000c0607" style:font-size-asian="12pt" style:font-size-complex="12pt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style:text-underline-style="none" officeooo:rsid="000a3b2f" officeooo:paragraph-rsid="000c0607" style:font-size-asian="12pt" style:font-size-complex="12pt"/>
    </style:style>
    <style:style style:name="P22" style:family="paragraph" style:parent-style-name="Standard" style:list-style-name="L4">
      <style:paragraph-properties fo:text-align="start" style:justify-single-word="false"/>
      <style:text-properties fo:font-size="12pt" style:text-underline-style="none" officeooo:rsid="000a3b2f" officeooo:paragraph-rsid="000c0607" style:font-size-asian="12pt" style:font-size-complex="12pt"/>
    </style:style>
    <style:style style:name="P23" style:family="paragraph" style:parent-style-name="Standard" style:list-style-name="L5">
      <style:paragraph-properties fo:text-align="start" style:justify-single-word="false"/>
      <style:text-properties fo:font-size="12pt" style:text-underline-style="none" officeooo:rsid="000a3b2f" officeooo:paragraph-rsid="000c0607" style:font-size-asian="12pt" style:font-size-complex="12pt"/>
    </style:style>
    <style:style style:name="P24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officeooo:rsid="000c0607" officeooo:paragraph-rsid="000c0607" style:font-size-asian="12pt" style:font-weight-asian="normal" style:font-size-complex="12pt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normal" officeooo:rsid="000c9432" officeooo:paragraph-rsid="000ed594" style:font-size-asian="12pt" style:font-weight-asian="normal" style:font-size-complex="12pt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normal" officeooo:rsid="000c9432" officeooo:paragraph-rsid="000ed594" style:font-size-asian="12pt" style:font-weight-asian="normal" style:font-size-complex="12pt" style:font-weight-complex="normal"/>
    </style:style>
    <style:style style:name="P27" style:family="paragraph" style:parent-style-name="Standard" style:list-style-name="L9">
      <style:paragraph-properties fo:text-align="start" style:justify-single-word="false"/>
      <style:text-properties fo:font-size="12pt" style:text-underline-style="none" fo:font-weight="normal" officeooo:rsid="000ed594" officeooo:paragraph-rsid="000ed594" style:font-size-asian="12pt" style:font-weight-asian="normal" style:font-size-complex="12pt" style:font-weight-complex="normal"/>
    </style:style>
    <style:style style:name="P28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officeooo:rsid="000ed594" officeooo:paragraph-rsid="000ed594" style:font-size-asian="12pt" style:font-weight-asian="normal" style:font-size-complex="12pt" style:font-weight-complex="normal"/>
    </style:style>
    <style:style style:name="P29" style:family="paragraph" style:parent-style-name="Standard" style:list-style-name="L10">
      <style:paragraph-properties fo:text-align="start" style:justify-single-word="false"/>
      <style:text-properties fo:font-size="12pt" style:text-underline-style="none" fo:font-weight="normal" officeooo:rsid="000df1b5" officeooo:paragraph-rsid="000df1b5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a3b2f" officeooo:paragraph-rsid="000a3b2f" style:font-size-asian="12pt" style:font-size-complex="12pt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a3b2f" officeooo:paragraph-rsid="000a3b2f" style:font-size-asian="12pt" style:font-weight-asian="bold" style:font-size-complex="12pt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0a3b2f"/>
    </style:style>
    <style:style style:name="P3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a3b2f" officeooo:paragraph-rsid="000a3b2f" style:font-size-asian="16pt" style:font-weight-asian="bold" style:font-size-complex="16pt" style:font-weight-complex="bold"/>
    </style:style>
    <style:style style:name="T1" style:family="text">
      <style:text-properties fo:font-size="12pt" style:text-underline-style="none" officeooo:rsid="000a3b2f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officeooo:rsid="000a3b2f" style:font-size-asian="12pt" style:font-weight-asian="bold" style:font-size-complex="12pt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c0607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c9432" style:font-weight-asian="bold" style:font-weight-complex="bold"/>
    </style:style>
    <style:style style:name="T7" style:family="text">
      <style:text-properties fo:font-weight="bold" officeooo:rsid="000df1b5" style:font-weight-asian="bold" style:font-weight-complex="bold"/>
    </style:style>
    <style:style style:name="T8" style:family="text">
      <style:text-properties fo:font-weight="bold" officeooo:rsid="000f5e9f" style:font-weight-asian="bold" style:font-weight-complex="bold"/>
    </style:style>
    <style:style style:name="T9" style:family="text">
      <style:text-properties fo:font-weight="bold" officeooo:rsid="000f7afd" style:font-weight-asian="bold" style:font-weight-complex="bold"/>
    </style:style>
    <style:style style:name="T10" style:family="text">
      <style:text-properties officeooo:rsid="000c9432"/>
    </style:style>
    <style:style style:name="T11" style:family="text">
      <style:text-properties officeooo:rsid="000df1b5"/>
    </style:style>
    <style:style style:name="T12" style:family="text">
      <style:text-properties officeooo:rsid="000ed594"/>
    </style:style>
    <style:style style:name="T13" style:family="text">
      <style:text-properties officeooo:rsid="000f5e9f"/>
    </style:style>
    <style:style style:name="T14" style:family="text">
      <style:text-properties officeooo:rsid="000f7afd"/>
    </style:style>
    <style:style style:name="T15" style:family="text">
      <style:text-properties officeooo:rsid="000fbaf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RSSB – <text:span text:style-name="T15">TECHNICAL</text:span> <text:span text:style-name="T15">EVALUATION</text:span> – A<text:span text:style-name="T15">NSWERS</text:span></text:p>
      <text:p text:style-name="P33"/>
      <text:p text:style-name="P1"/>
      <text:p text:style-name="P2"/>
      <text:p text:style-name="P10">Test 1. Black Box Testing</text:p>
      <text:p text:style-name="P3"/>
      <text:p text:style-name="P3">- Test plan =&gt; Shared separately <text:span text:style-name="T13">as </text:span><text:span text:style-name="T8">Word Doc. [FB Test Plan]</text:span></text:p>
      <text:p text:style-name="P3">- Test case =&gt; Shared separately <text:span text:style-name="T13">as </text:span><text:span text:style-name="T8">E</text:span><text:span text:style-name="T9">xcel Sheet. [FB Test Cases]</text:span></text:p>
      <text:p text:style-name="P3">- Automated test =&gt; Shared separately <text:span text:style-name="T14">as </text:span><text:span text:style-name="T9">Folder. [rssbEvaluation]</text:span></text:p>
      <text:p text:style-name="P3"/>
      <text:p text:style-name="P3"/>
      <text:p text:style-name="P3"/>
      <text:p text:style-name="P10">Test 2. White Box Testing</text:p>
      <text:p text:style-name="P14"/>
      <text:list xml:id="list2957225065" text:style-name="L1">
        <text:list-item>
          <text:p text:style-name="P32"><text:span text:style-name="T1"><text:s/></text:span><text:span text:style-name="T2">Potential bugs or issue</text:span></text:p>
        </text:list-item>
      </text:list>
      <text:p text:style-name="P9"/>
      <text:list xml:id="list939835713" text:style-name="L2">
        <text:list-item>
          <text:p text:style-name="P19">The codes simply cannot run</text:p>
        </text:list-item>
        <text:list-item>
          <text:p text:style-name="P19">It has no validations</text:p>
        </text:list-item>
      </text:list>
      <text:p text:style-name="P30"/>
      <text:list xml:id="list213343497741959" text:continue-list="list2957225065" text:style-name="L1">
        <text:list-item>
          <text:p text:style-name="P31">Improvement for efficiency</text:p>
        </text:list-item>
      </text:list>
      <text:p text:style-name="P3"/>
      <text:list xml:id="list2687712937" text:style-name="L3">
        <text:list-item>
          <text:p text:style-name="P21">Should be in the main function</text:p>
        </text:list-item>
        <text:list-item>
          <text:p text:style-name="P21">Should be refactored and add in call functions</text:p>
        </text:list-item>
      </text:list>
      <text:p text:style-name="P3"/>
      <text:list xml:id="list213342380182796" text:continue-list="list213343497741959" text:style-name="L1">
        <text:list-item>
          <text:p text:style-name="P20"><text:s/><text:span text:style-name="T4">To ensure codes work</text:span><text:span text:style-name="T3"> as expected</text:span></text:p>
        </text:list-item>
      </text:list>
      <text:p text:style-name="P30"/>
      <text:list xml:id="list329770141" text:style-name="L4">
        <text:list-item>
          <text:p text:style-name="P22">Should run a unit test </text:p>
        </text:list-item>
        <text:list-item>
          <text:p text:style-name="P22">Implement validations</text:p>
        </text:list-item>
      </text:list>
      <text:list xml:id="list279318734" text:style-name="L5">
        <text:list-header>
          <text:p text:style-name="P23"/>
        </text:list-header>
      </text:list>
      <text:p text:style-name="P3"/>
      <text:p text:style-name="P3"/>
      <text:p text:style-name="P11">Test 3. SQL Skills</text:p>
      <text:p text:style-name="P4"/>
      <text:list xml:id="list4045443094" text:style-name="L6">
        <text:list-item>
          <text:p text:style-name="P24">SELECT * FROM customers WHERE name LIKE 'S%' AND address='New York';</text:p>
          <text:p text:style-name="P24"/>
        </text:list-item>
        <text:list-item>
          <text:p text:style-name="P24">SELECT department, avg(salary) from employees GROUP BY department ORDER BY avg(salary) DESC;</text:p>
          <text:p text:style-name="P24"/>
        </text:list-item>
        <text:list-item>
          <text:p text:style-name="P24">SELECT customer_id, COUNT(*) AS count FROM orders GROUP BY customer_id ORDER BY count DESC;</text:p>
          <text:p text:style-name="P24"/>
        </text:list-item>
        <text:list-item>
          <text:p text:style-name="P24">SELECT product_id, product_name, SUM(sales_total) AS total_sales FROM sales GROUP BY product_id;</text:p>
          <text:p text:style-name="P24"/>
        </text:list-item>
        <text:list-item>
          <text:p text:style-name="P24">SELECT customer_name, customer_id, AVG(order_total) FROM orders GROUP BY customer_name, customer_id;</text:p>
          <text:p text:style-name="P24"/>
          <text:p text:style-name="P24"/>
          <text:p text:style-name="P24"/>
          <text:p text:style-name="P24"/>
        </text:list-item>
        <text:list-item>
          <text:p text:style-name="P24">SELECT c.name AS category, <text:s/>p.name AS product, SUM(s.sales) AS total_sales</text:p>
          <text:p text:style-name="P24"><text:soft-page-break/><text:tab/>FROM categories c</text:p>
          <text:p text:style-name="P24"><text:tab/>INNER JOIN products p ON p.category_id = c.id</text:p>
          <text:p text:style-name="P24"><text:tab/>INNER JOIN sales s ON s.product_id = p.id</text:p>
          <text:p text:style-name="P24"><text:tab/>GROUP BY p.category_id</text:p>
          <text:p text:style-name="P24"><text:tab/>ORDER BY total_sales DESC</text:p>
          <text:p text:style-name="P24"><text:tab/>LIMIT 1;</text:p>
          <text:p text:style-name="P24"/>
        </text:list-item>
        <text:list-item>
          <text:p text:style-name="P24">SELECT YEAR(orderDate), AVG(amount) FROM orders GROUP BY YEAR(orderDate);</text:p>
          <text:p text:style-name="P24"/>
        </text:list-item>
        <text:list-item>
          <text:p text:style-name="P24">SELECT quarter, SUM(sales) FROM sales_report GROUP BY quarter;</text:p>
          <text:p text:style-name="P24"/>
        </text:list-item>
        <text:list-item>
          <text:p text:style-name="P24">SELECT day, SUM(sale_amount) FROM sales GROUP BY day;</text:p>
          <text:p text:style-name="P24"/>
        </text:list-item>
        <text:list-item>
          <text:p text:style-name="P24"><text:s/>SELECT product, month, SUM(sales) as total</text:p>
          <text:p text:style-name="P24"><text:s/>FROM table_name</text:p>
          <text:p text:style-name="P24"><text:s/>GROUP BY product, month</text:p>
          <text:p text:style-name="P15"/>
        </text:list-item>
      </text:list>
      <text:p text:style-name="P4"/>
      <text:p text:style-name="P4"/>
      <text:p text:style-name="P4"/>
      <text:p text:style-name="P11">Test 4. Agile Testing</text:p>
      <text:p text:style-name="P4"/>
      <text:p text:style-name="P6">The file is shared separately as <text:span text:style-name="T10">an </text:span><text:span text:style-name="T6">Excel sheet. </text:span><text:span text:style-name="T9">[</text:span><text:span text:style-name="T6">ChatBot Test Plan</text:span><text:span text:style-name="T9">]</text:span></text:p>
      <text:p text:style-name="P4"/>
      <text:p text:style-name="P4"/>
      <text:p text:style-name="P4"/>
      <text:p text:style-name="P12">Test 5. Analytical Mindset and Aptitude</text:p>
      <text:p text:style-name="P5"/>
      <text:p text:style-name="P5"/>
      <text:p text:style-name="P8"><text:span text:style-name="T12">1</text:span>. The program incorrectly calculates the total cost of a purchase <text:span text:style-name="T5">==&gt; 1</text:span></text:p>
      <text:p text:style-name="P16"/>
      <text:list xml:id="list3892301480" text:style-name="L7">
        <text:list-item>
          <text:p text:style-name="P25">I rank this issue number one because it can cause damage not only to the software itself but to the user and it can cause a big loss to a business.</text:p>
        </text:list-item>
      </text:list>
      <text:p text:style-name="P8"/>
      <text:p text:style-name="P8"><text:span text:style-name="T12">2</text:span>. The program sends an email to a wrong recipient <text:span text:style-name="T5">==&gt; 2</text:span></text:p>
      <text:p text:style-name="P16"/>
      <text:list xml:id="list3585383561" text:style-name="L8">
        <text:list-item>
          <text:p text:style-name="P26">I rank this the second because it can cause security issue by sending confidential <text:span text:style-name="T11">information</text:span> to wrong people and that can <text:span text:style-name="T11">be a big information leakage.</text:span></text:p>
        </text:list-item>
      </text:list>
      <text:p text:style-name="P8"/>
      <text:p text:style-name="P8"><text:span text:style-name="T12">3</text:span>. The program crashes when a user inputs an invalid date <text:span text:style-name="T5">==&gt; </text:span><text:span text:style-name="T7">3</text:span></text:p>
      <text:p text:style-name="P18"/>
      <text:list xml:id="list3398898704" text:style-name="L9">
        <text:list-item>
          <text:p text:style-name="P27">I rank this third cause it a big problem to have a program that crashes being used by users.</text:p>
        </text:list-item>
      </text:list>
      <text:list xml:id="list213343925090268" text:continue-list="list3892301480" text:style-name="L7">
        <text:list-header>
          <text:p text:style-name="P25"/>
        </text:list-header>
      </text:list>
      <text:p text:style-name="P7"><text:span text:style-name="T12">4</text:span>. The user is unable to login with a password that contains special characters <text:span text:style-name="T5">==&gt; </text:span><text:span text:style-name="T7">4</text:span></text:p>
      <text:p text:style-name="P5"/>
      <text:list xml:id="list3515236217" text:style-name="L10">
        <text:list-item>
          <text:p text:style-name="P29">I rank this fourth because if it is a login, means a user once was able to login, it is an issue that can cause a use to be unhappy or terminate with the software.</text:p>
        </text:list-item>
      </text:list>
      <text:p text:style-name="P7"/>
      <text:p text:style-name="P7"><text:span text:style-name="T12">5</text:span>. The program displays a "Loading" message indefinitely <text:span text:style-name="T5">==&gt; </text:span><text:span text:style-name="T8">5</text:span></text:p>
      <text:p text:style-name="P5"/>
      <text:list xml:id="list3800832577" text:style-name="L11">
        <text:list-item>
          <text:p text:style-name="P28">I rank this fifth cause it is not a good experience to the user but It can be easily fix by the use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20:15:31.158278610</meta:creation-date>
    <dc:date>2023-02-08T21:33:41.715693746</dc:date>
    <meta:editing-duration>PT16M48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2" meta:paragraph-count="48" meta:word-count="471" meta:character-count="2664" meta:non-whitespace-character-count="2250"/>
  </office:meta>
</office:document-meta>
</file>